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1B000000EA9FDCAD066C06CAEF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Content Placeholder 1" draw:style-name="gr1" draw:text-style-name="P1" draw:layer="layout" svg:width="22.99cm" svg:height="9.997cm" svg:x="0.505cm" svg:y="0.502cm">
          <draw:image xlink:href="Pictures/100000010000021B000000EA9FDCAD066C06CAEF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4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10-18T08:24:28.481633416</dc:date>
    <meta:editing-duration>PT19H14M25S</meta:editing-duration>
    <meta:editing-cycles>27</meta:editing-cycles>
    <meta:generator>LibreOffice/7.4.1.2$Linux_X86_64 LibreOffice_project/40$Build-2</meta:generator>
    <meta:document-statistic meta:object-count="1"/>
  </office:meta>
</office:document-meta>
</file>